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0043in" svg:y="0.0394in">
            <draw:object draw:notify-on-update-of-ranges="Sheet1.A1:Sheet1.A1 Sheet1.A2:Sheet1.A11 Sheet1.B1:Sheet1.B1 Sheet1.B2:Sheet1.B11 Sheet1.C1:Sheet1.C1 Sheet1.C2:Sheet1.C11 Sheet1.D1:Sheet1.D1 Sheet1.D2:Sheet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Number of people</text:p>
          </table:table-cell>
          <table:table-cell table:style-name="ce1" office:value-type="string" calcext:value-type="string">
            <text:p>Student (0.6)</text:p>
          </table:table-cell>
          <table:table-cell table:style-name="ce1" office:value-type="string" calcext:value-type="string">
            <text:p>Doctor (0.8)</text:p>
          </table:table-cell>
          <table:table-cell table:style-name="ce1" office:value-type="string" calcext:value-type="string">
            <text:p>Expert (0.85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48" calcext:value-type="float">
            <text:p>0.648</text:p>
          </table:table-cell>
          <table:table-cell office:value-type="float" office:value="0.896" calcext:value-type="float">
            <text:p>0.896</text:p>
          </table:table-cell>
          <table:table-cell office:value-type="float" office:value="0.93925" calcext:value-type="float">
            <text:p>0.939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8256" calcext:value-type="float">
            <text:p>0.68256</text:p>
          </table:table-cell>
          <table:table-cell office:value-type="float" office:value="0.94208" calcext:value-type="float">
            <text:p>0.94208</text:p>
          </table:table-cell>
          <table:table-cell office:value-type="float" office:value="0.973388125" calcext:value-type="float">
            <text:p>0.9733881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10208" calcext:value-type="float">
            <text:p>0.710208</text:p>
          </table:table-cell>
          <table:table-cell office:value-type="float" office:value="0.966656" calcext:value-type="float">
            <text:p>0.966656</text:p>
          </table:table-cell>
          <table:table-cell office:value-type="float" office:value="0.987896828125" calcext:value-type="float">
            <text:p>0.987896828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3343232" calcext:value-type="float">
            <text:p>0.73343232</text:p>
          </table:table-cell>
          <table:table-cell office:value-type="float" office:value="0.98041856" calcext:value-type="float">
            <text:p>0.98041856</text:p>
          </table:table-cell>
          <table:table-cell office:value-type="float" office:value="0.994371336894531" calcext:value-type="float">
            <text:p>0.9943713368945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349813248" calcext:value-type="float">
            <text:p>0.75349813248</text:p>
          </table:table-cell>
          <table:table-cell office:value-type="float" office:value="0.98834579456" calcext:value-type="float">
            <text:p>0.98834579456</text:p>
          </table:table-cell>
          <table:table-cell office:value-type="float" office:value="0.997343136419746" calcext:value-type="float">
            <text:p>0.9973431364197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711560474624" calcext:value-type="float">
            <text:p>0.7711560474624</text:p>
          </table:table-cell>
          <table:table-cell office:value-type="float" office:value="0.9929964388352" calcext:value-type="float">
            <text:p>0.9929964388352</text:p>
          </table:table-cell>
          <table:table-cell office:value-type="float" office:value="0.998732452697784" calcext:value-type="float">
            <text:p>0.9987324526977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6896817389568" calcext:value-type="float">
            <text:p>0.786896817389568</text:p>
          </table:table-cell>
          <table:table-cell office:value-type="float" office:value="0.995760250290176" calcext:value-type="float">
            <text:p>0.995760250290176</text:p>
          </table:table-cell>
          <table:table-cell office:value-type="float" office:value="0.999390393192312" calcext:value-type="float">
            <text:p>0.9993903931923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01063510324019" calcext:value-type="float">
            <text:p>0.801063510324019</text:p>
          </table:table-cell>
          <table:table-cell office:value-type="float" office:value="0.997418537163162" calcext:value-type="float">
            <text:p>0.997418537163162</text:p>
          </table:table-cell>
          <table:table-cell office:value-type="float" office:value="0.999704970991258" calcext:value-type="float">
            <text:p>0.9997049709912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13907978584588" calcext:value-type="float">
            <text:p>0.813907978584588</text:p>
          </table:table-cell>
          <table:table-cell office:value-type="float" office:value="0.998420879450833" calcext:value-type="float">
            <text:p>0.998420879450833</text:p>
          </table:table-cell>
          <table:table-cell office:value-type="float" office:value="0.999856492631084" calcext:value-type="float">
            <text:p>0.9998564926310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25622133638227" calcext:value-type="float">
            <text:p>0.82562213363822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36356559360107" calcext:value-type="float">
            <text:p>0.83635655936010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46232231024237" calcext:value-type="float">
            <text:p>0.84623223102423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5534823563728" calcext:value-type="float">
            <text:p>0.855348235637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63787051336211" calcext:value-type="float">
            <text:p>0.8637870513362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71618272304819" calcext:value-type="float">
            <text:p>0.87161827230481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16:27:18.4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1.2$Windows_X86_64 LibreOffice_project/4d224e95b98b138af42a64d84056446d09082932</meta:generator>
    <dc:date>2020-04-17T17:53:21.477000000</dc:date>
    <meta:editing-duration>PT35M8S</meta:editing-duration>
    <meta:editing-cycles>1</meta:editing-cycles>
    <meta:document-statistic meta:table-count="1" meta:cell-count="6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89cm" svg:y="0.316cm" chart:style-name="ch2">
          <text:p>Comparison democratic chance</text:p>
        </chart:title>
        <chart:legend chart:legend-position="end" svg:x="12.582cm" svg:y="3.694cm" style:legend-expansion="high" chart:style-name="ch3"/>
        <chart:plot-area chart:style-name="ch4" table:cell-range-address="Sheet1.A1:Sheet1.D11" chart:data-source-has-labels="both" svg:x="1.321cm" svg:y="1.301cm" svg:width="10.941cm" svg:height="6.548cm">
          <chartooo:coordinate-region svg:x="2.059cm" svg:y="1.504cm" svg:width="10.012cm" svg:height="5.692cm"/>
          <chart:axis chart:dimension="x" chart:name="primary-x" chart:style-name="ch5" chartooo:axis-type="auto">
            <chartooo:date-scale/>
            <chart:title svg:x="5.538cm" svg:y="8.029cm" chart:style-name="ch6">
              <text:p>Amount of people</text:p>
            </chart:title>
            <chart:categories table:cell-range-address="Sheet1.A2:Sheet1.A11"/>
            <chart:grid chart:style-name="ch7" chart:class="major"/>
          </chart:axis>
          <chart:axis chart:dimension="y" chart:name="primary-y" chart:style-name="ch5">
            <chart:title svg:x="0.451cm" svg:y="5.172cm" chart:style-name="ch8">
              <text:p>Chance</text:p>
            </chart:title>
            <chart:grid chart:style-name="ch7" chart:class="major"/>
          </chart:axis>
          <chart:series chart:style-name="ch9" chart:values-cell-range-address="Sheet1.B2:Sheet1.B11" chart:label-cell-address="Sheet1.B1:Sheet1.B1" chart:class="chart:line">
            <chart:data-point chart:repeated="10"/>
          </chart:series>
          <chart:series chart:style-name="ch10" chart:values-cell-range-address="Sheet1.C2:Sheet1.C11" chart:label-cell-address="Sheet1.C1:Sheet1.C1" chart:class="chart:line">
            <chart:data-point chart:repeated="10"/>
          </chart:series>
          <chart:series chart:style-name="ch11" chart:values-cell-range-address="Sheet1.D2:Sheet1.D11" chart:label-cell-address="Sheet1.D1:Sheet1.D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udent (0.6)</text:p>
                <draw:g>
                  <svg:desc>Sheet1.B1:Sheet1.B1</svg:desc>
                </draw:g>
              </table:table-cell>
              <table:table-cell office:value-type="string">
                <text:p>Doctor (0.8)</text:p>
                <draw:g>
                  <svg:desc>Sheet1.C1:Sheet1.C1</svg:desc>
                </draw:g>
              </table:table-cell>
              <table:table-cell office:value-type="string">
                <text:p>Expert (0.85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0.6">
                <text:p>0.6</text:p>
                <draw:g>
                  <svg:desc>Sheet1.B2:Sheet1.B11</svg:desc>
                </draw:g>
              </table:table-cell>
              <table:table-cell office:value-type="float" office:value="0.8">
                <text:p>0.8</text:p>
                <draw:g>
                  <svg:desc>Sheet1.C2:Sheet1.C11</svg:desc>
                </draw:g>
              </table:table-cell>
              <table:table-cell office:value-type="float" office:value="0.85">
                <text:p>0.85</text:p>
                <draw:g>
                  <svg:desc>Sheet1.D2:Sheet1.D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48">
                <text:p>0.648</text:p>
              </table:table-cell>
              <table:table-cell office:value-type="float" office:value="0.896">
                <text:p>0.896</text:p>
              </table:table-cell>
              <table:table-cell office:value-type="float" office:value="0.93925">
                <text:p>0.939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8256">
                <text:p>0.68256</text:p>
              </table:table-cell>
              <table:table-cell office:value-type="float" office:value="0.94208">
                <text:p>0.94208</text:p>
              </table:table-cell>
              <table:table-cell office:value-type="float" office:value="0.973388125">
                <text:p>0.9733881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10208">
                <text:p>0.710208</text:p>
              </table:table-cell>
              <table:table-cell office:value-type="float" office:value="0.966656">
                <text:p>0.966656</text:p>
              </table:table-cell>
              <table:table-cell office:value-type="float" office:value="0.987896828125">
                <text:p>0.9878968281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3343232">
                <text:p>0.73343232</text:p>
              </table:table-cell>
              <table:table-cell office:value-type="float" office:value="0.98041856">
                <text:p>0.98041856</text:p>
              </table:table-cell>
              <table:table-cell office:value-type="float" office:value="0.994371336894531">
                <text:p>0.9943713368945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5349813248">
                <text:p>0.75349813248</text:p>
              </table:table-cell>
              <table:table-cell office:value-type="float" office:value="0.98834579456">
                <text:p>0.98834579456</text:p>
              </table:table-cell>
              <table:table-cell office:value-type="float" office:value="0.997343136419746">
                <text:p>0.99734313641974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711560474624">
                <text:p>0.7711560474624</text:p>
              </table:table-cell>
              <table:table-cell office:value-type="float" office:value="0.9929964388352">
                <text:p>0.9929964388352</text:p>
              </table:table-cell>
              <table:table-cell office:value-type="float" office:value="0.998732452697784">
                <text:p>0.9987324526977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86896817389568">
                <text:p>0.786896817389568</text:p>
              </table:table-cell>
              <table:table-cell office:value-type="float" office:value="0.995760250290176">
                <text:p>0.995760250290176</text:p>
              </table:table-cell>
              <table:table-cell office:value-type="float" office:value="0.999390393192312">
                <text:p>0.9993903931923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01063510324019">
                <text:p>0.801063510324019</text:p>
              </table:table-cell>
              <table:table-cell office:value-type="float" office:value="0.997418537163162">
                <text:p>0.997418537163162</text:p>
              </table:table-cell>
              <table:table-cell office:value-type="float" office:value="0.999704970991258">
                <text:p>0.99970497099125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13907978584588">
                <text:p>0.813907978584588</text:p>
              </table:table-cell>
              <table:table-cell office:value-type="float" office:value="0.998420879450833">
                <text:p>0.998420879450833</text:p>
              </table:table-cell>
              <table:table-cell office:value-type="float" office:value="0.999856492631084">
                <text:p>0.9998564926310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